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141cm"/>
    </style:style>
    <style:style style:name="co2" style:family="table-column">
      <style:table-column-properties fo:break-before="auto" style:column-width="1.205cm"/>
    </style:style>
    <style:style style:name="co3" style:family="table-column">
      <style:table-column-properties fo:break-before="auto" style:column-width="6.082cm"/>
    </style:style>
    <style:style style:name="co4" style:family="table-column">
      <style:table-column-properties fo:break-before="auto" style:column-width="15.2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0.88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d1d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eeeeee" fo:wrap-option="wrap"/>
    </style:style>
    <style:style style:name="ce4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637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Footprint</text:p>
          </table:table-cell>
          <table:table-cell table:style-name="ce8" table:number-columns-repeated="16379"/>
        </table:table-row>
        <table:table-row table:style-name="ro2">
          <table:table-cell office:value-type="string" calcext:value-type="string">
            <text:p>C1,C3,C5,C7,C10,C12,C15,C22,C25,C28,C29,C31,C32,C33,C34,C35,C36,C37,C39,C40,C41,C43,C44,C45,C46,C47,C49,C51,C53,C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18,C21,C27,C65,C7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100n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2,C4,C6,C11,C23,C24,C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16,C19,C26,C58,C62,C64,C66,C70,C72,C73,C78,C80,C84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10u</text:p>
          </table:table-cell>
          <table:table-cell table:style-name="ce7" office:value-type="string" calcext:value-type="string">
            <text:p>Capacitor_SMD:C_0805_2012Metric_Pad1.18x1.4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8,C13,C48,C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17,C20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1u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9,C14,C38,C42,C52,C54,C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57,C61,C63,C69,C71,C76,C79,C82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string" calcext:value-type="string">
            <text:p>470p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59,C67,C75,C81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.7n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C60,C68,C77,C8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10n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1,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library:SOD3716X125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3,D5,D7,D9,D11,D13,D15,D17,D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4,D6,D8,D10,D12,D14,D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3.0m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V3842XDBVR</text:p>
          </table:table-cell>
          <table:table-cell office:value-type="string" calcext:value-type="string">
            <text:p>library:SOT95P280X145-6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U1961WBCPZ-R7</text:p>
          </table:table-cell>
          <table:table-cell office:value-type="string" calcext:value-type="string">
            <text:p>library:QFN50P500X500X100-33N-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512JVEIM</text:p>
          </table:table-cell>
          <table:table-cell office:value-type="string" calcext:value-type="string">
            <text:p>library:SON127P800X600X80-9N-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library:694106301002_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14,J15,J16,J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nNYS216G</text:p>
          </table:table-cell>
          <table:table-cell office:value-type="string" calcext:value-type="string">
            <text:p>library:NYS-216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uH 1.5A</text:p>
          </table:table-cell>
          <table:table-cell office:value-type="string" calcext:value-type="string">
            <text:p>library:SRR6040A180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,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5,R6,R7,R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9,R11,R12,R15,R16,R17,R18,R19,R27,R28,R29,R30,R31,R32,R33,R34,R35,R36,R37,R38,R39,R40,R46,R48,R54,R56,R61,R63,R67,R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13,R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20,R21,R22,R23,R24,R25,R26,R41,R42</text:p>
          </table:table-cell>
          <table:table-cell office:value-type="float" office:value="9" calcext:value-type="float">
            <text:p>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43,R47,R51,R55,R59,R62,R65,R68</text:p>
          </table:table-cell>
          <table:table-cell office:value-type="float" office:value="8" calcext:value-type="float">
            <text:p>8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44,R49,R52,R57,R60,R64,R66,R70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45,R50,R53,R58</text:p>
          </table:table-cell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V1,RV2,RV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G0402MLU-12G</text:p>
          </table:table-cell>
          <table:table-cell office:value-type="string" calcext:value-type="string">
            <text:p>library:VARC1005X41N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V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Potentiometer</text:p>
          </table:table-cell>
          <table:table-cell office:value-type="string" calcext:value-type="string">
            <text:p>Potentiometer_THT:Potentiometer_Alpha_RD901F-40-00D_Single_Vertical_CircularHol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ryEncoder_Switch</text:p>
          </table:table-cell>
          <table:table-cell office:value-type="string" calcext:value-type="string">
            <text:p>Rotary_Encoder:RotaryEncoder_Alps_EC11E-Switch_Vertical_H20mm_CircularMountingHole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W2,SW3,SW4,SW5,SW6,SW7,SW8,SW9,SW10,SW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TH_Tactile_Omron_B3F-102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1,U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V76133DCY</text:p>
          </table:table-cell>
          <table:table-cell office:value-type="string" calcext:value-type="string">
            <text:p>Package_TO_SOT_SMD:SOT-223-3_TabPin2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3,U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Package_SO:TSSOP-14_4.4x5mm_P0.65mm</text:p>
          </table:table-cell>
          <table:table-cell table:number-columns-repeated="16379"/>
        </table:table-row>
        <table:table-row table:style-name="ro3" table:number-rows-repeated="1048537">
          <table:table-cell table:number-columns-repeated="16383"/>
        </table:table-row>
        <table:table-row table:style-name="ro3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22:29:23.93248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12T22:49:49.889101100</dc:date>
    <meta:editing-duration>PT11M1S</meta:editing-duration>
    <meta:editing-cycles>2</meta:editing-cycles>
    <meta:document-statistic meta:table-count="1" meta:cell-count="152" meta:object-count="0"/>
  </office:meta>
</office:document-meta>
</file>